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vaninhoudsopgave" style:master-page-name="MP0" style:family="paragraph">
      <style:paragraph-properties fo:break-before="page"/>
    </style:style>
    <style:style style:name="P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" style:parent-style-name="Hyperlink" style:family="text">
      <style:text-properties fo:language="en" fo:country="US"/>
    </style:style>
    <style:style style:name="P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</office:automatic-styles>
  <office:body>
    <office:text text:use-soft-page-breaks="true">
      <text:p text:style-name="P1">Plan van aanpak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86142803" office:target-frame-name="_top" xlink:show="replace"><text:span text:style-name="T3">inleiding</text:span><text:tab/>1</text:a></text:p>
          <text:p text:style-name="P4"><text:a xlink:href="#_Toc86142804" office:target-frame-name="_top" xlink:show="replace"><text:span text:style-name="Hyperlink">Planning</text:span><text:tab/>1</text:a></text:p>
          <text:p text:style-name="P5"><text:a xlink:href="#_Toc86142805" office:target-frame-name="_top" xlink:show="replace"><text:span text:style-name="Hyperlink">Deelproducten met inleverdatum</text:span><text:tab/>1</text:a></text:p>
          <text:p text:style-name="P6"><text:a xlink:href="#_Toc86142806" office:target-frame-name="_top" xlink:show="replace"><text:span text:style-name="Hyperlink">Gemaakte afspraken</text:span><text:tab/>1</text:a></text:p>
          <text:p text:style-name="P7"><text:a xlink:href="#_Toc86142807" office:target-frame-name="_top" xlink:show="replace"><text:span text:style-name="Hyperlink">Voortgang project</text:span><text:tab/>1</text:a></text:p>
          <text:p text:style-name="P8"><text:a xlink:href="#_Toc86142808" office:target-frame-name="_top" xlink:show="replace"><text:span text:style-name="Hyperlink">Afsluiten</text:span><text:tab/>2</text:a></text:p>
        </text:index-body>
      </text:table-of-content>
      <text:p text:style-name="Standaard"/>
      <text:h text:style-name="Kop1" text:outline-level="1"><text:bookmark-start text:name="_Toc86142803"/>inleiding<text:bookmark-end text:name="_Toc86142803"/><text:s/></text:h>
      <text:p text:style-name="Standaard">Er moet een website gemaakt over<text:s/>DonkeyTravel, de website bevat ook informatie over<text:s/>DonkeyTravel.<text:s/></text:p>
      <text:p text:style-name="Standaard"/>
      <text:h text:style-name="Kop1" text:outline-level="1"><text:bookmark-start text:name="_Toc86142804"/>Planning<text:bookmark-end text:name="_Toc86142804"/></text:h>
      <text:p text:style-name="Standaard"><text:s/>Planning en voorbereiding<text:s/></text:p>
      <text:p text:style-name="Standaard">Doelstellingen vastgesteld:</text:p>
      <text:p text:style-name="Standaard">Bepaal het doel van de website. Wat wil je bereiken?</text:p>
      <text:p text:style-name="Standaard">Doelgroep identificeren:</text:p>
      <text:p text:style-name="Standaard">Bepaal voor wie de website bedoeld is en wat hun waarden zijn.</text:p>
      <text:p text:style-name="Standaard">Contentstrategie ontwikkelen:</text:p>
      <text:p text:style-name="Standaard">Plan welke inhoud je op de website wilt presenteren en maak een contentkalender.</text:p>
      <text:p text:style-name="Standaard">Ontwerp en ontwikkeling<text:s/></text:p>
      <text:p text:style-name="Standaard">Wireframes en ontwerp:</text:p>
      <text:p text:style-name="Standaard">Maak wireframes en een ontwerp voor de website.</text:p>
      <text:p text:style-name="Standaard">Ontwikkeling:</text:p>
      <text:p text:style-name="Standaard">Bouw de website op basis van het ontwerp en de functionaliteiten die je nodig hebt.</text:p>
      <text:p text:style-name="Standaard">Inhoud maken:</text:p>
      <text:p text:style-name="Standaard">Schrijver van de verzamelinhoud voor de website, inclusief tekst, afbeeldingen en video's.</text:p>
      <text:p text:style-name="Standaard">Testen:</text:p>
      <text:p text:style-name="Standaard">Test de website grondig op verschillende apparaten en browsers om eventuele problemen op te lossen.</text:p>
      <text:p text:style-name="Standaard">Fase 3: Lancering en promotie<text:s/></text:p>
      <text:p text:style-name="Standaard"/>
      <text:p text:style-name="Standaard">Inhoud uitgever:</text:p>
      <text:p text:style-name="Standaard"/>
      <text:p text:style-name="Standaard">Plaats alle inhoud op de website.</text:p>
      <text:p text:style-name="Standaard">Lancering in oktober</text:p>
      <text:p text:style-name="Standaard">Feedback verzamelen:</text:p>
      <text:p text:style-name="Standaard">Verzamel feedback van bezoekers en stel bronnen voor.</text:p>
      <text:p text:style-name="Standaard">Onderhoud en updates:</text:p>
      <text:p text:style-name="Standaard">Zorg voor betrouwbare updates en onderhoud om de website beter te maken</text:p>
      <text:p text:style-name="Standaard"/>
      <text:h text:style-name="Kop1" text:outline-level="1"><text:bookmark-start text:name="_Toc86142806"/>Gemaakte afspraken<text:bookmark-end text:name="_Toc86142806"/><text:s/></text:h>
      <text:p text:style-name="Standaard">De website moet gemaakt worden met behulp van php ,HTML% en CSS3.</text:p>
      <text:p text:style-name="Standaard">Hij moet gemaakt door het gebruik van oop-php .</text:p>
      <text:p text:style-name="Standaard">Hij moet een tabel en formulier bevatten.</text:p>
      <text:h text:style-name="Kop1" text:outline-level="1"><text:bookmark-start text:name="_Toc86142807"/>Voortgang project<text:bookmark-end text:name="_Toc86142807"/><text:s/></text:h>
      <text:p text:style-name="Standaard">we loop lekker op tijd, we hebben de plan van aanpak, de wireframes en functionele ontwerp. En website is af gemaakt.</text:p>
      <text:p text:style-name="Standaard"/>
      <text:h text:style-name="Kop1" text:outline-level="1"><text:bookmark-start text:name="_Toc86142808"/>Afsluiten<text:bookmark-end text:name="_Toc86142808"/><text:s/></text:h>
      <text:p text:style-name="Standaard">We hopen dat ons docent tevreden is met ons wer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ras Awad</meta:initial-creator>
    <dc:creator>Van Gogh</dc:creator>
    <meta:creation-date>2023-11-08T18:37:00Z</meta:creation-date>
    <dc:date>2023-11-21T18:06:00Z</dc:date>
    <meta:template xlink:href="Normal" xlink:type="simple"/>
    <meta:editing-cycles>3</meta:editing-cycles>
    <meta:editing-duration>PT60S</meta:editing-duration>
    <meta:document-statistic meta:page-count="2" meta:paragraph-count="3" meta:word-count="280" meta:character-count="1823" meta:row-count="12" meta:non-whitespace-character-count="1546"/>
  </office:meta>
</office:document-meta>
</file>